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2.833cm"/>
    </style:style>
    <style:style style:name="Table1.C" style:family="table-column">
      <style:table-column-properties style:column-width="2.835cm"/>
    </style:style>
    <style:style style:name="Table1.F" style:family="table-column">
      <style:table-column-properties style:column-width="3.641cm"/>
    </style:style>
    <style:style style:name="Table1.A1" style:family="table-cell">
      <style:table-cell-properties style:writing-mode="page"/>
    </style:style>
    <style:style style:name="P1" style:family="paragraph" style:parent-style-name="Standard">
      <style:text-properties officeooo:rsid="001ccaea" officeooo:paragraph-rsid="001ccaea"/>
    </style:style>
    <style:style style:name="P2" style:family="paragraph" style:parent-style-name="Heading_20_1">
      <style:text-properties officeooo:paragraph-rsid="001ccaea"/>
    </style:style>
    <style:style style:name="P3" style:family="paragraph" style:parent-style-name="Standard">
      <style:text-properties officeooo:rsid="001d1a3e" officeooo:paragraph-rsid="001d1a3e"/>
    </style:style>
    <style:style style:name="P4" style:family="paragraph" style:parent-style-name="Table_20_Contents">
      <style:text-properties officeooo:rsid="001d1a3e" officeooo:paragraph-rsid="001d1a3e"/>
    </style:style>
    <style:style style:name="P5" style:family="paragraph" style:parent-style-name="Text_20_body">
      <style:text-properties officeooo:rsid="001d1a3e" officeooo:paragraph-rsid="001d1a3e"/>
    </style:style>
    <style:style style:name="P6" style:family="paragraph" style:parent-style-name="Text_20_body">
      <style:text-properties fo:font-size="18pt" fo:font-weight="bold" officeooo:rsid="001d847f" officeooo:paragraph-rsid="001d847f"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is you needs to design how the whole system will look/ work/ store data with all of your thoughts / decisions recorded and justified. This needs t be detailed enough so if you gave your pack to and idiot they should be able to make it.</text:p>
      <text:p text:style-name="P1"/>
      <text:p text:style-name="P1">There is no set order to this, just make sure to have commentary that links back to UAC.</text:p>
      <text:p text:style-name="P1"/>
      <text:h text:style-name="P2" text:outline-level="1">Decomposition</text:h>
      <text:p text:style-name="P1">have a large flowchart style which shows the overall structure of the website and link to database and how the information will flow</text:p>
      <text:h text:style-name="Heading_20_1" text:outline-level="1">ER Diagram</text:h>
      <text:p text:style-name="P1">Do an entity relationship diagram that shows how your database tables link up and the types of links with primary and foreign keys with all table column names and types, justify why you have chosen the names for each table and column</text:p>
      <text:p text:style-name="P1"/>
      <text:h text:style-name="Heading_20_1" text:outline-level="1">dataflow diagram</text:h>
      <text:p text:style-name="P1"/>
      <text:h text:style-name="Heading_20_1" text:outline-level="1">table structure</text:h>
      <text:p text:style-name="P1"/>
      <text:p text:style-name="P1">list the columns including primary keys list the type and a piece of example data with a justification</text:p>
      <text:p text:style-name="P1"/>
      <text:h text:style-name="Heading_20_1" text:outline-level="1">Variable list</text:h>
      <text:p text:style-name="P3">use this table:</text:p>
      <table:table table:name="Table1" table:style-name="Table1">
        <table:table-column table:style-name="Table1.A" table:number-columns-repeated="2"/>
        <table:table-column table:style-name="Table1.C"/>
        <table:table-column table:style-name="Table1.A" table:number-columns-repeated="2"/>
        <table:table-column table:style-name="Table1.F"/>
        <table:table-row>
          <table:table-cell table:style-name="Table1.A1" office:value-type="string">
            <text:p text:style-name="P4">Variable Name</text:p>
          </table:table-cell>
          <table:table-cell table:style-name="Table1.A1" office:value-type="string">
            <text:p text:style-name="P4">Scope</text:p>
          </table:table-cell>
          <table:table-cell table:style-name="Table1.A1" office:value-type="string">
            <text:p text:style-name="P4">Data Type</text:p>
          </table:table-cell>
          <table:table-cell table:style-name="Table1.A1" office:value-type="string">
            <text:p text:style-name="P4">Used Where</text:p>
          </table:table-cell>
          <table:table-cell table:style-name="Table1.A1" office:value-type="string">
            <text:p text:style-name="P4">Example Data</text:p>
          </table:table-cell>
          <table:table-cell table:style-name="Table1.A1" office:value-type="string">
            <text:p text:style-name="P4">Reasoning</text:p>
          </table:table-cell>
        </table:table-row>
        <table:table-row>
          <table:table-cell table:style-name="Table1.A1" office:value-type="string">
            <text:p text:style-name="P4">Conn</text:p>
          </table:table-cell>
          <table:table-cell table:style-name="Table1.A1" office:value-type="string">
            <text:p text:style-name="P4">Global, but passed as a parameter</text:p>
          </table:table-cell>
          <table:table-cell table:style-name="Table1.A1" office:value-type="string">
            <text:p text:style-name="P4">PDO Database connection(object)</text:p>
          </table:table-cell>
          <table:table-cell table:style-name="Table1.A1" office:value-type="string">
            <text:p text:style-name="P4">Across the whole solution</text:p>
          </table:table-cell>
          <table:table-cell table:style-name="Table1.A1" office:value-type="string">
            <text:p text:style-name="P4">N/A</text:p>
          </table:table-cell>
          <table:table-cell table:style-name="Table1.A1" office:value-type="string">
            <text:p text:style-name="P4">This is a needed element to work with / on getting data in and out of the database</text:p>
          </table:table-cell>
        </table:table-row>
      </table:table>
      <text:p text:style-name="P3"/>
      <text:h text:style-name="Heading_20_1" text:outline-level="1">Colour Scheme</text:h>
      <text:p text:style-name="P3">show what colours your are going to use and justify why you are choosing the colours, explain where you are likely to use each of them e.g font colour, heading colours ect.</text:p>
      <text:p text:style-name="P3">Interface designs</text:p>
      <text:p text:style-name="P3">use a tool to show how you want to lay your website out with the colour scheme. Make use of the styles of fonts / headings you intend to. Make sure to comment on everything and explain why.</text:p>
      <text:p text:style-name="P3"/>
      <text:p text:style-name="P3"/>
      <text:h text:style-name="Heading_20_1" text:outline-level="1">Algorithm design</text:h>
      <text:p text:style-name="P5">Use pseudocode</text:p>
      <text:p text:style-name="P5"><text:soft-page-break/>Dont include any html</text:p>
      <text:p text:style-name="P5">just put in code that actually does something (database, or anything that processes anything)</text:p>
      <text:p text:style-name="P6">Test Strateg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14:08:38.083094300</meta:creation-date>
    <meta:generator>LibreOffice/26.2.0.3$Windows_X86_64 LibreOffice_project/620$Build-3</meta:generator>
    <dc:date>2026-02-20T16:18:15.480481900</dc:date>
    <meta:editing-duration>PT3H54M55S</meta:editing-duration>
    <meta:editing-cycles>4</meta:editing-cycles>
    <meta:document-statistic meta:table-count="1" meta:image-count="0" meta:object-count="0" meta:page-count="2" meta:paragraph-count="32" meta:word-count="301" meta:character-count="1661" meta:non-whitespace-character-count="1392"/>
  </office:meta>
</office:document-meta>
</file>